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ridge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shadow="visible" draw:shadow-offset-x="-0.305cm" draw:shadow-offset-y="0.305cm" draw:ole-draw-aspect="1"/>
    </style:style>
    <style:style style:name="gr2" style:family="graphic">
      <style:graphic-properties draw:stroke="none" svg:stroke-color="#000000" draw:fill="none" draw:fill-color="#ffffff" fo:min-height="0.74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</office:automatic-styles>
  <office:body>
    <office:spreadsheet>
      <table:table table:name="Risk Assessment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5.724cm" svg:height="10.601cm" svg:x="0.029cm" svg:y="11.641cm">
            <draw:object draw:notify-on-update-of-ranges="'Risk Assessment'.B2:'Risk Assessment'.B11 'Risk Assessment'.B2:'Risk Assessment'.B11 'Risk Assessment'.C2:'Risk Assessment'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.514cm" svg:height="0.744cm" svg:x="3.77cm" svg:y="21.124cm">
            <draw:text-box>
              <text:p>High</text:p>
            </draw:text-box>
          </draw:frame>
          <draw:frame draw:z-index="2" draw:style-name="gr2" draw:text-style-name="P2" svg:width="1.513cm" svg:height="0.744cm" svg:x="12.726cm" svg:y="21.126cm">
            <draw:text-box>
              <text:p>Low</text:p>
            </draw:text-box>
          </draw:frame>
          <draw:frame draw:z-index="3" draw:style-name="gr2" draw:text-style-name="P2" svg:width="1.513cm" svg:height="0.744cm" svg:x="0.545cm" svg:y="14.407cm">
            <draw:text-box>
              <text:p>Low</text:p>
            </draw:text-box>
          </draw:frame>
          <draw:frame draw:z-index="4" draw:style-name="gr2" draw:text-style-name="P2" svg:width="1.514cm" svg:height="0.744cm" svg:x="0.482cm" svg:y="18.709cm">
            <draw:text-box>
              <text:p>High</text:p>
            </draw:text-box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Risk Factors</text:p>
          </table:table-cell>
          <table:table-cell table:style-name="ce1" office:value-type="string" calcext:value-type="string">
            <text:p>Impact</text:p>
          </table:table-cell>
          <table:table-cell table:style-name="ce1" office:value-type="string" calcext:value-type="string">
            <text:p>Probability</text:p>
          </table:table-cell>
        </table:table-row>
        <table:table-row table:style-name="ro1">
          <table:table-cell office:value-type="string" calcext:value-type="string">
            <text:p>{d.risks[i].name}</text:p>
          </table:table-cell>
          <table:table-cell office:value-type="string" calcext:value-type="string">
            <text:p>{d.risks[i].impact:formatN()}</text:p>
          </table:table-cell>
          <table:table-cell office:value-type="string" calcext:value-type="string">
            <text:p>{d.risks[i].probability:formatN()}</text:p>
          </table:table-cell>
        </table:table-row>
        <table:table-row table:style-name="ro1">
          <table:table-cell office:value-type="string" calcext:value-type="string">
            <text:p>{d.risks[i+1].name}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isk Rating</text:p>
          </table:table-cell>
          <table:table-cell table:style-name="ce4"/>
          <table:table-cell table:style-name="Default"/>
        </table:table-row>
        <table:table-row table:style-name="ro1">
          <table:table-cell table:style-name="ce3" office:value-type="string" calcext:value-type="string">
            <text:p>{d.levels[i].label}</text:p>
          </table:table-cell>
          <table:table-cell table:style-name="ce3" office:value-type="string" calcext:value-type="string">
            <text:p>{d.levels[i].value:formatN()}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{d.levels[i+1].label}</text:p>
          </table:table-cell>
          <table:table-cell/>
          <table:table-cell table:style-name="Default"/>
        </table:table-row>
        <table:table-row table:style-name="ro1">
          <table:table-cell table:style-name="ce3"/>
          <table:table-cell/>
          <table:table-cell table:style-name="Default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00:27:02.846905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09-04-16T11:32:48.39</meta:creation-date>
    <meta:editing-duration>PT29M5S</meta:editing-duration>
    <meta:editing-cycles>14</meta:editing-cycles>
    <meta:generator>LibreOffice/7.0.4.2$Linux_X86_64 LibreOffice_project/dcf040e67528d9187c66b2379df5ea4407429775</meta:generator>
    <dc:date>2021-10-04T00:28:04.798074676</dc:date>
    <meta:document-statistic meta:table-count="3" meta:cell-count="11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svg:stroke-color="#b3b3b3" draw:fill="gradient" draw:fill-color="#e6e6e6" draw:fill-gradient-name="Gradient_20_2" draw:gradient-step-count="0" draw:opacity-name="ChartTransparencyGradient_20_2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5cm" svg:height="10.602cm" xlink:href=".." xlink:type="simple" chart:class="chart:scatter" chart:style-name="ch1">
        <chart:title svg:x="6.032cm" svg:y="0.348cm" chart:style-name="ch2">
          <text:p>Risk Assessment</text:p>
        </chart:title>
        <chart:plot-area chart:style-name="ch3" table:cell-range-address="'Risk Assessment'.B2:'Risk Assessment'.C11" chart:data-source-has-labels="column" svg:x="1.325cm" svg:y="1.339cm" svg:width="14.086cm" svg:height="8.07cm">
          <chart:coordinate-region svg:x="1.761cm" svg:y="1.539cm" svg:width="13.278cm" svg:height="7.223cm"/>
          <chart:axis chart:dimension="x" chart:name="primary-x" chart:style-name="ch4" chartooo:axis-type="auto">
            <chart:title svg:x="7.834cm" svg:y="9.621cm" chart:style-name="ch5">
              <text:p>Impact</text:p>
            </chart:title>
            <chart:categories table:cell-range-address="'Risk Assessment'.B2:'Risk Assessment'.B11"/>
          </chart:axis>
          <chart:axis chart:dimension="y" chart:name="primary-y" chart:style-name="ch4">
            <chart:title svg:x="0.451cm" svg:y="6.199cm" chart:style-name="ch6">
              <text:p>Probability</text:p>
            </chart:title>
          </chart:axis>
          <chart:series chart:style-name="ch7" chart:values-cell-range-address="'Risk Assessment'.C2:'Risk Assessment'.C11" chart:class="chart:scatter">
            <chart:domain table:cell-range-address="'Risk Assessment'.B2:'Risk Assessment'.B11"/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{d.risks[i].impact:formatN()}</text:p>
                <draw:g>
                  <svg:desc>'Risk Assessment'.B2:'Risk Assessment'.B11</svg:desc>
                </draw:g>
              </table:table-cell>
              <table:table-cell office:value-type="float" office:value="1">
                <text:p>1</text:p>
                <draw:g>
                  <svg:desc>'Risk Assessment'.B2:'Risk Assessment'.B11</svg:desc>
                </draw:g>
              </table:table-cell>
              <table:table-cell office:value-type="float" office:value="NaN">
                <text:p>NaN</text:p>
                <draw:g>
                  <svg:desc>'Risk Assessment'.C2:'Risk Assessment'.C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dcf040e67528d9187c66b2379df5ea4407429775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2" draw:display-name="Gradient 2" draw:style="linear" draw:start-color="#c5000b" draw:end-color="#4e9a06" draw:start-intensity="100%" draw:end-intensity="100%" draw:angle="90deg" draw:border="3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deg" draw:border="0%"/>
    <draw:opacity draw:name="ChartTransparencyGradient_20_2" draw:display-name="ChartTransparencyGradient 2" draw:style="linear" draw:start="100%" draw:end="0%" draw:angle="0deg" draw:border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